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96pt"/>
    </style:style>
    <style:style style:name="co2" style:family="table-column">
      <style:table-column-properties fo:break-before="auto" style:column-width="117.89pt"/>
    </style:style>
    <style:style style:name="co3" style:family="table-column">
      <style:table-column-properties fo:break-before="auto" style:column-width="122.6pt"/>
    </style:style>
    <style:style style:name="co4" style:family="table-column">
      <style:table-column-properties fo:break-before="auto" style:column-width="130.56pt"/>
    </style:style>
    <style:style style:name="co5" style:family="table-column">
      <style:table-column-properties fo:break-before="auto" style:column-width="135.24pt"/>
    </style:style>
    <style:style style:name="co6" style:family="table-column">
      <style:table-column-properties fo:break-before="auto" style:column-width="134.31pt"/>
    </style:style>
    <style:style style:name="co7" style:family="table-column">
      <style:table-column-properties fo:break-before="auto" style:column-width="139.01pt"/>
    </style:style>
    <style:style style:name="co8" style:family="table-column">
      <style:table-column-properties fo:break-before="auto" style:column-width="112.76pt"/>
    </style:style>
    <style:style style:name="co9" style:family="table-column">
      <style:table-column-properties fo:break-before="auto" style:column-width="117.44pt"/>
    </style:style>
    <style:style style:name="co10" style:family="table-column">
      <style:table-column-properties fo:break-before="auto" style:column-width="151.14pt"/>
    </style:style>
    <style:style style:name="co11" style:family="table-column">
      <style:table-column-properties fo:break-before="auto" style:column-width="155.79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stat_memcached" table:style-name="ta1">
        <table:shapes>
          <draw:frame draw:z-index="0" draw:style-name="gr1" draw:text-style-name="P1" svg:width="453.51pt" svg:height="255.09pt" svg:x="0pt" svg:y="30.84pt">
            <loext:p draw:notify-on-update-of-ranges="dstat_memcached.A1:dstat_memcached.A1 dstat_memcached.A2:dstat_memcached.A13 dstat_memcached.B1:dstat_memcached.B1 dstat_memcached.B2:dstat_memcached.B13 dstat_memcached.C1:dstat_memcached.C1 dstat_memcached.C2:dstat_memcached.C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0pt" svg:y="289.64pt">
            <loext:p draw:notify-on-update-of-ranges="dstat_memcached.A1:dstat_memcached.A1 dstat_memcached.A2:dstat_memcached.A13 dstat_memcached.D1:dstat_memcached.D1 dstat_memcached.D2:dstat_memcached.D13 dstat_memcached.E1:dstat_memcached.E1 dstat_memcached.E2:dstat_memcached.E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451.76pt" svg:y="150.26pt">
            <loext:p draw:notify-on-update-of-ranges="dstat_memcached.A1:dstat_memcached.A1 dstat_memcached.A2:dstat_memcached.A13 dstat_memcached.F1:dstat_memcached.F1 dstat_memcached.F2:dstat_memcached.F13 dstat_memcached.G1:dstat_memcached.G1 dstat_memcached.G2:dstat_memcached.G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722.41pt" svg:y="297.69pt">
            <loext:p draw:notify-on-update-of-ranges="dstat_memcached.A1:dstat_memcached.A1 dstat_memcached.A2:dstat_memcached.A13 dstat_memcached.H1:dstat_memcached.H1 dstat_memcached.H2:dstat_memcached.H13 dstat_memcached.I1:dstat_memcached.I1 dstat_memcached.I2:dstat_memcached.I1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1009.47pt" svg:y="155.96pt">
            <loext:p draw:notify-on-update-of-ranges="dstat_memcached.A1:dstat_memcached.A1 dstat_memcached.A2:dstat_memcached.A13 dstat_memcached.J1:dstat_memcached.J1 dstat_memcached.J2:dstat_memcached.J13 dstat_memcached.K1:dstat_memcached.K1 dstat_memcached.K2:dstat_memcached.K1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#Clients</text:p>
          </table:table-cell>
          <table:table-cell office:value-type="string" calcext:value-type="string">
            <text:p>User CPU - READ-ONLY</text:p>
          </table:table-cell>
          <table:table-cell office:value-type="string" calcext:value-type="string">
            <text:p>User CPU - WRITE-ONLY</text:p>
          </table:table-cell>
          <table:table-cell office:value-type="string" calcext:value-type="string">
            <text:p>System CPU - READ-ONLY</text:p>
          </table:table-cell>
          <table:table-cell office:value-type="string" calcext:value-type="string">
            <text:p>System CPU - WRITE-ONLY</text:p>
          </table:table-cell>
          <table:table-cell office:value-type="string" calcext:value-type="string">
            <text:p>Net-Received - READ-ONLY</text:p>
          </table:table-cell>
          <table:table-cell office:value-type="string" calcext:value-type="string">
            <text:p>Net-Received - WRITE-ONLY</text:p>
          </table:table-cell>
          <table:table-cell office:value-type="string" calcext:value-type="string">
            <text:p>Net-Sent - READ-ONLY</text:p>
          </table:table-cell>
          <table:table-cell office:value-type="string" calcext:value-type="string">
            <text:p>Net-Sent - WRITE-ONLY</text:p>
          </table:table-cell>
          <table:table-cell office:value-type="string" calcext:value-type="string">
            <text:p>Context Switches - READ-ONLY</text:p>
          </table:table-cell>
          <table:table-cell office:value-type="string" calcext:value-type="string">
            <text:p>Context Switches - WRITE-ONL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0705035971223" calcext:value-type="float">
            <text:p>0.790705036</text:p>
          </table:table-cell>
          <table:table-cell office:value-type="float" office:value="1.01329316546763" calcext:value-type="float">
            <text:p>1.0132931655</text:p>
          </table:table-cell>
          <table:table-cell office:value-type="float" office:value="1.63820503597122" calcext:value-type="float">
            <text:p>1.638205036</text:p>
          </table:table-cell>
          <table:table-cell office:value-type="float" office:value="1.61832913669065" calcext:value-type="float">
            <text:p>1.6183291367</text:p>
          </table:table-cell>
          <table:table-cell office:value-type="float" office:value="39043.3669064748" calcext:value-type="float">
            <text:p>39043.3669064748</text:p>
          </table:table-cell>
          <table:table-cell office:value-type="float" office:value="502477.097122302" calcext:value-type="float">
            <text:p>502477.097122302</text:p>
          </table:table-cell>
          <table:table-cell office:value-type="float" office:value="521704.613309353" calcext:value-type="float">
            <text:p>521704.613309353</text:p>
          </table:table-cell>
          <table:table-cell office:value-type="float" office:value="33479.2086330935" calcext:value-type="float">
            <text:p>33479.2086330935</text:p>
          </table:table-cell>
          <table:table-cell office:value-type="float" office:value="983.221726618705" calcext:value-type="float">
            <text:p>983.2217266187</text:p>
          </table:table-cell>
          <table:table-cell office:value-type="float" office:value="945.407692446043" calcext:value-type="float">
            <text:p>945.4076924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5012007168459" calcext:value-type="float">
            <text:p>1.1501200717</text:p>
          </table:table-cell>
          <table:table-cell office:value-type="float" office:value="1.52719064748201" calcext:value-type="float">
            <text:p>1.5271906475</text:p>
          </table:table-cell>
          <table:table-cell office:value-type="float" office:value="2.4742688172043" calcext:value-type="float">
            <text:p>2.4742688172</text:p>
          </table:table-cell>
          <table:table-cell office:value-type="float" office:value="2.35570503597122" calcext:value-type="float">
            <text:p>2.355705036</text:p>
          </table:table-cell>
          <table:table-cell office:value-type="float" office:value="181269.215053763" calcext:value-type="float">
            <text:p>181269.215053763</text:p>
          </table:table-cell>
          <table:table-cell office:value-type="float" office:value="2372436.9766187" calcext:value-type="float">
            <text:p>2372436.9766187</text:p>
          </table:table-cell>
          <table:table-cell office:value-type="float" office:value="2426905.76344086" calcext:value-type="float">
            <text:p>2426905.76344086</text:p>
          </table:table-cell>
          <table:table-cell office:value-type="float" office:value="156776.715827338" calcext:value-type="float">
            <text:p>156776.715827338</text:p>
          </table:table-cell>
          <table:table-cell office:value-type="float" office:value="939.993602150538" calcext:value-type="float">
            <text:p>939.9936021505</text:p>
          </table:table-cell>
          <table:table-cell office:value-type="float" office:value="916.211789568345" calcext:value-type="float">
            <text:p>916.21178956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0060469314079" calcext:value-type="float">
            <text:p>1.1006046931</text:p>
          </table:table-cell>
          <table:table-cell office:value-type="float" office:value="1.71370683453237" calcext:value-type="float">
            <text:p>1.7137068345</text:p>
          </table:table-cell>
          <table:table-cell office:value-type="float" office:value="2.5696119133574" calcext:value-type="float">
            <text:p>2.5696119134</text:p>
          </table:table-cell>
          <table:table-cell office:value-type="float" office:value="2.69250899280575" calcext:value-type="float">
            <text:p>2.6925089928</text:p>
          </table:table-cell>
          <table:table-cell office:value-type="float" office:value="283347.097472924" calcext:value-type="float">
            <text:p>283347.097472924</text:p>
          </table:table-cell>
          <table:table-cell office:value-type="float" office:value="3656548.72122302" calcext:value-type="float">
            <text:p>3656548.72122302</text:p>
          </table:table-cell>
          <table:table-cell office:value-type="float" office:value="3794293.09205776" calcext:value-type="float">
            <text:p>3794293.09205776</text:p>
          </table:table-cell>
          <table:table-cell office:value-type="float" office:value="241443.115107914" calcext:value-type="float">
            <text:p>241443.115107914</text:p>
          </table:table-cell>
          <table:table-cell office:value-type="float" office:value="948.708853790614" calcext:value-type="float">
            <text:p>948.7088537906</text:p>
          </table:table-cell>
          <table:table-cell office:value-type="float" office:value="909.638705035971" calcext:value-type="float">
            <text:p>909.6387050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53879136690647" calcext:value-type="float">
            <text:p>1.5387913669</text:p>
          </table:table-cell>
          <table:table-cell office:value-type="float" office:value="2.19293369175627" calcext:value-type="float">
            <text:p>2.1929336918</text:p>
          </table:table-cell>
          <table:table-cell office:value-type="float" office:value="3.5552571942446" calcext:value-type="float">
            <text:p>3.5552571942</text:p>
          </table:table-cell>
          <table:table-cell office:value-type="float" office:value="3.42560215053763" calcext:value-type="float">
            <text:p>3.4256021505</text:p>
          </table:table-cell>
          <table:table-cell office:value-type="float" office:value="432650.226618705" calcext:value-type="float">
            <text:p>432650.226618705</text:p>
          </table:table-cell>
          <table:table-cell office:value-type="float" office:value="5678732.00179212" calcext:value-type="float">
            <text:p>5678732.00179212</text:p>
          </table:table-cell>
          <table:table-cell office:value-type="float" office:value="5794417.82733813" calcext:value-type="float">
            <text:p>5794417.82733813</text:p>
          </table:table-cell>
          <table:table-cell office:value-type="float" office:value="374775.064516129" calcext:value-type="float">
            <text:p>374775.064516129</text:p>
          </table:table-cell>
          <table:table-cell office:value-type="float" office:value="1000.93445503597" calcext:value-type="float">
            <text:p>1000.934455036</text:p>
          </table:table-cell>
          <table:table-cell office:value-type="float" office:value="970.940591397849" calcext:value-type="float">
            <text:p>970.94059139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83685663082437" calcext:value-type="float">
            <text:p>1.8368566308</text:p>
          </table:table-cell>
          <table:table-cell office:value-type="float" office:value="2.5599964028777" calcext:value-type="float">
            <text:p>2.5599964029</text:p>
          </table:table-cell>
          <table:table-cell office:value-type="float" office:value="4.27048387096774" calcext:value-type="float">
            <text:p>4.270483871</text:p>
          </table:table-cell>
          <table:table-cell office:value-type="float" office:value="4.0480071942446" calcext:value-type="float">
            <text:p>4.0480071942</text:p>
          </table:table-cell>
          <table:table-cell office:value-type="float" office:value="583700.216845878" calcext:value-type="float">
            <text:p>583700.216845878</text:p>
          </table:table-cell>
          <table:table-cell office:value-type="float" office:value="7810977.60611511" calcext:value-type="float">
            <text:p>7810977.60611511</text:p>
          </table:table-cell>
          <table:table-cell office:value-type="float" office:value="7817411.44802867" calcext:value-type="float">
            <text:p>7817411.44802867</text:p>
          </table:table-cell>
          <table:table-cell office:value-type="float" office:value="515368.107913669" calcext:value-type="float">
            <text:p>515368.107913669</text:p>
          </table:table-cell>
          <table:table-cell office:value-type="float" office:value="1138.83442473118" calcext:value-type="float">
            <text:p>1138.8344247312</text:p>
          </table:table-cell>
          <table:table-cell office:value-type="float" office:value="1101.98654496403" calcext:value-type="float">
            <text:p>1101.9865449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3908844765343" calcext:value-type="float">
            <text:p>1.5390884477</text:p>
          </table:table-cell>
          <table:table-cell office:value-type="float" office:value="2.62536265709156" calcext:value-type="float">
            <text:p>2.6253626571</text:p>
          </table:table-cell>
          <table:table-cell office:value-type="float" office:value="3.74068231046931" calcext:value-type="float">
            <text:p>3.7406823105</text:p>
          </table:table-cell>
          <table:table-cell office:value-type="float" office:value="4.18761041292639" calcext:value-type="float">
            <text:p>4.1876104129</text:p>
          </table:table-cell>
          <table:table-cell office:value-type="float" office:value="566523.467509025" calcext:value-type="float">
            <text:p>566523.467509025</text:p>
          </table:table-cell>
          <table:table-cell office:value-type="float" office:value="8110931.03052065" calcext:value-type="float">
            <text:p>8110931.03052065</text:p>
          </table:table-cell>
          <table:table-cell office:value-type="float" office:value="7585692.69314079" calcext:value-type="float">
            <text:p>7585692.69314079</text:p>
          </table:table-cell>
          <table:table-cell office:value-type="float" office:value="535189.238779174" calcext:value-type="float">
            <text:p>535189.238779174</text:p>
          </table:table-cell>
          <table:table-cell office:value-type="float" office:value="1130.75131407942" calcext:value-type="float">
            <text:p>1130.7513140794</text:p>
          </table:table-cell>
          <table:table-cell office:value-type="float" office:value="1155.43819748654" calcext:value-type="float">
            <text:p>1155.43819748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68276164874552" calcext:value-type="float">
            <text:p>1.6827616487</text:p>
          </table:table-cell>
          <table:table-cell office:value-type="float" office:value="2.47877917414722" calcext:value-type="float">
            <text:p>2.4787791741</text:p>
          </table:table-cell>
          <table:table-cell office:value-type="float" office:value="3.94679749103943" calcext:value-type="float">
            <text:p>3.946797491</text:p>
          </table:table-cell>
          <table:table-cell office:value-type="float" office:value="3.96021364452424" calcext:value-type="float">
            <text:p>3.9602136445</text:p>
          </table:table-cell>
          <table:table-cell office:value-type="float" office:value="575415.745519713" calcext:value-type="float">
            <text:p>575415.745519713</text:p>
          </table:table-cell>
          <table:table-cell office:value-type="float" office:value="7976336.70556553" calcext:value-type="float">
            <text:p>7976336.70556553</text:p>
          </table:table-cell>
          <table:table-cell office:value-type="float" office:value="7704543.94623656" calcext:value-type="float">
            <text:p>7704543.94623656</text:p>
          </table:table-cell>
          <table:table-cell office:value-type="float" office:value="526311.745062837" calcext:value-type="float">
            <text:p>526311.745062837</text:p>
          </table:table-cell>
          <table:table-cell office:value-type="float" office:value="1153.55420967742" calcext:value-type="float">
            <text:p>1153.5542096774</text:p>
          </table:table-cell>
          <table:table-cell office:value-type="float" office:value="1124.65617773788" calcext:value-type="float">
            <text:p>1124.656177737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93817383512545" calcext:value-type="float">
            <text:p>1.9381738351</text:p>
          </table:table-cell>
          <table:table-cell office:value-type="float" office:value="2.7057464028777" calcext:value-type="float">
            <text:p>2.7057464029</text:p>
          </table:table-cell>
          <table:table-cell office:value-type="float" office:value="4.50978673835126" calcext:value-type="float">
            <text:p>4.5097867384</text:p>
          </table:table-cell>
          <table:table-cell office:value-type="float" office:value="4.35023201438849" calcext:value-type="float">
            <text:p>4.3502320144</text:p>
          </table:table-cell>
          <table:table-cell office:value-type="float" office:value="667269.602150538" calcext:value-type="float">
            <text:p>667269.602150538</text:p>
          </table:table-cell>
          <table:table-cell office:value-type="float" office:value="9117500.22841727" calcext:value-type="float">
            <text:p>9117500.22841727</text:p>
          </table:table-cell>
          <table:table-cell office:value-type="float" office:value="8934360.26702509" calcext:value-type="float">
            <text:p>8934360.26702509</text:p>
          </table:table-cell>
          <table:table-cell office:value-type="float" office:value="601609.397482014" calcext:value-type="float">
            <text:p>601609.397482014</text:p>
          </table:table-cell>
          <table:table-cell office:value-type="float" office:value="1305.43438530466" calcext:value-type="float">
            <text:p>1305.4343853047</text:p>
          </table:table-cell>
          <table:table-cell office:value-type="float" office:value="1329.8941294964" calcext:value-type="float">
            <text:p>1329.894129496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83451254480287" calcext:value-type="float">
            <text:p>1.8345125448</text:p>
          </table:table-cell>
          <table:table-cell office:value-type="float" office:value="2.85023243243243" calcext:value-type="float">
            <text:p>2.8502324324</text:p>
          </table:table-cell>
          <table:table-cell office:value-type="float" office:value="4.47385842293907" calcext:value-type="float">
            <text:p>4.4738584229</text:p>
          </table:table-cell>
          <table:table-cell office:value-type="float" office:value="4.60110810810811" calcext:value-type="float">
            <text:p>4.6011081081</text:p>
          </table:table-cell>
          <table:table-cell office:value-type="float" office:value="722927.089605735" calcext:value-type="float">
            <text:p>722927.089605735</text:p>
          </table:table-cell>
          <table:table-cell office:value-type="float" office:value="9990654.27567568" calcext:value-type="float">
            <text:p>9990654.27567568</text:p>
          </table:table-cell>
          <table:table-cell office:value-type="float" office:value="9679943.72222222" calcext:value-type="float">
            <text:p>9679943.72222222</text:p>
          </table:table-cell>
          <table:table-cell office:value-type="float" office:value="659191.203603604" calcext:value-type="float">
            <text:p>659191.203603604</text:p>
          </table:table-cell>
          <table:table-cell office:value-type="float" office:value="1406.35364157706" calcext:value-type="float">
            <text:p>1406.3536415771</text:p>
          </table:table-cell>
          <table:table-cell office:value-type="float" office:value="1450.48866666667" calcext:value-type="float">
            <text:p>1450.48866666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96578918918919" calcext:value-type="float">
            <text:p>1.9657891892</text:p>
          </table:table-cell>
          <table:table-cell office:value-type="float" office:value="3.08072252252252" calcext:value-type="float">
            <text:p>3.0807225225</text:p>
          </table:table-cell>
          <table:table-cell office:value-type="float" office:value="4.83441621621622" calcext:value-type="float">
            <text:p>4.8344162162</text:p>
          </table:table-cell>
          <table:table-cell office:value-type="float" office:value="4.99886126126126" calcext:value-type="float">
            <text:p>4.9988612613</text:p>
          </table:table-cell>
          <table:table-cell office:value-type="float" office:value="798344.825225225" calcext:value-type="float">
            <text:p>798344.825225225</text:p>
          </table:table-cell>
          <table:table-cell office:value-type="float" office:value="11069429.7837838" calcext:value-type="float">
            <text:p>11069429.7837838</text:p>
          </table:table-cell>
          <table:table-cell office:value-type="float" office:value="10688761.3045045" calcext:value-type="float">
            <text:p>10688761.3045045</text:p>
          </table:table-cell>
          <table:table-cell office:value-type="float" office:value="730311.322522523" calcext:value-type="float">
            <text:p>730311.322522523</text:p>
          </table:table-cell>
          <table:table-cell office:value-type="float" office:value="1561.33728108108" calcext:value-type="float">
            <text:p>1561.3372810811</text:p>
          </table:table-cell>
          <table:table-cell office:value-type="float" office:value="1583.85520900901" calcext:value-type="float">
            <text:p>1583.85520900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.18873608617594" calcext:value-type="float">
            <text:p>2.1887360862</text:p>
          </table:table-cell>
          <table:table-cell office:value-type="float" office:value="3.28779856115108" calcext:value-type="float">
            <text:p>3.2877985612</text:p>
          </table:table-cell>
          <table:table-cell office:value-type="float" office:value="5.24244165170557" calcext:value-type="float">
            <text:p>5.2424416517</text:p>
          </table:table-cell>
          <table:table-cell office:value-type="float" office:value="5.28880035971223" calcext:value-type="float">
            <text:p>5.2888003597</text:p>
          </table:table-cell>
          <table:table-cell office:value-type="float" office:value="849871.091561939" calcext:value-type="float">
            <text:p>849871.091561939</text:p>
          </table:table-cell>
          <table:table-cell office:value-type="float" office:value="11734232.6852518" calcext:value-type="float">
            <text:p>11734232.6852518</text:p>
          </table:table-cell>
          <table:table-cell office:value-type="float" office:value="11378989.8007181" calcext:value-type="float">
            <text:p>11378989.8007181</text:p>
          </table:table-cell>
          <table:table-cell office:value-type="float" office:value="774204.172661871" calcext:value-type="float">
            <text:p>774204.172661871</text:p>
          </table:table-cell>
          <table:table-cell office:value-type="float" office:value="1670.05501256732" calcext:value-type="float">
            <text:p>1670.0550125673</text:p>
          </table:table-cell>
          <table:table-cell office:value-type="float" office:value="1646.94273021583" calcext:value-type="float">
            <text:p>1646.942730215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94449100719424" calcext:value-type="float">
            <text:p>1.9444910072</text:p>
          </table:table-cell>
          <table:table-cell office:value-type="float" office:value="3.21377019748653" calcext:value-type="float">
            <text:p>3.2137701975</text:p>
          </table:table-cell>
          <table:table-cell office:value-type="float" office:value="4.85867446043166" calcext:value-type="float">
            <text:p>4.8586744604</text:p>
          </table:table-cell>
          <table:table-cell office:value-type="float" office:value="5.16839856373429" calcext:value-type="float">
            <text:p>5.1683985637</text:p>
          </table:table-cell>
          <table:table-cell office:value-type="float" office:value="825829.316546763" calcext:value-type="float">
            <text:p>825829.316546763</text:p>
          </table:table-cell>
          <table:table-cell office:value-type="float" office:value="11620583.7540395" calcext:value-type="float">
            <text:p>11620583.7540395</text:p>
          </table:table-cell>
          <table:table-cell office:value-type="float" office:value="11053123.2068345" calcext:value-type="float">
            <text:p>11053123.2068345</text:p>
          </table:table-cell>
          <table:table-cell office:value-type="float" office:value="766843.046678636" calcext:value-type="float">
            <text:p>766843.046678636</text:p>
          </table:table-cell>
          <table:table-cell office:value-type="float" office:value="1536.96617985612" calcext:value-type="float">
            <text:p>1536.9661798561</text:p>
          </table:table-cell>
          <table:table-cell office:value-type="float" office:value="1509.07324775583" calcext:value-type="float">
            <text:p>1509.07324775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1T19:00:42.597875095</dc:date>
    <meta:editing-duration>PT5M15S</meta:editing-duration>
    <meta:editing-cycles>2</meta:editing-cycles>
    <meta:generator>LibreOffice/5.1.6.2$Linux_X86_64 LibreOffice_project/10m0$Build-2</meta:generator>
    <meta:document-statistic meta:table-count="1" meta:cell-count="14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605cm" svg:y="3.967cm" style:legend-expansion="high" chart:style-name="ch2"/>
        <chart:plot-area chart:style-name="ch3" table:cell-range-address="dstat_memcached.A1:dstat_memcached.C13" chart:data-source-has-labels="both" svg:x="0.32cm" svg:y="0.18cm" svg:width="9.965cm" svg:height="8.64cm">
          <chartooo:coordinate-region svg:x="0.969cm" svg:y="0.372cm" svg:width="9.115cm" svg:height="7.816cm"/>
          <chart:axis chart:dimension="x" chart:name="primary-x" chart:style-name="ch4" chartooo:axis-type="auto">
            <chartooo:date-scale/>
            <chart:categories table:cell-range-address="dstat_memcached.A2:dstat_memcached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stat_memcached.B2:dstat_memcached.B13" chart:label-cell-address="dstat_memcached.B1:dstat_memcached.B1" chart:class="chart:line">
            <chart:data-point chart:repeated="12"/>
          </chart:series>
          <chart:series chart:style-name="ch8" chart:values-cell-range-address="dstat_memcached.C2:dstat_memcached.C13" chart:label-cell-address="dstat_memcached.C1:dstat_memcached.C1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 CPU - READ-ONLY</text:p>
                <draw:g>
                  <svg:desc>dstat_memcached.B1:dstat_memcached.B1</svg:desc>
                </draw:g>
              </table:table-cell>
              <table:table-cell office:value-type="string">
                <text:p>User CPU - WRITE-ONLY</text:p>
                <draw:g>
                  <svg:desc>dstat_memcached.C1:dstat_memcached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stat_memcached.A2:dstat_memcached.A13</svg:desc>
                </draw:g>
              </table:table-cell>
              <table:table-cell office:value-type="float" office:value="0.790705035971223">
                <text:p>0.790705035971223</text:p>
                <draw:g>
                  <svg:desc>dstat_memcached.B2:dstat_memcached.B13</svg:desc>
                </draw:g>
              </table:table-cell>
              <table:table-cell office:value-type="float" office:value="1.01329316546763">
                <text:p>1.01329316546763</text:p>
                <draw:g>
                  <svg:desc>dstat_memcached.C2:dstat_memcached.C1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15012007168459">
                <text:p>1.15012007168459</text:p>
              </table:table-cell>
              <table:table-cell office:value-type="float" office:value="1.52719064748201">
                <text:p>1.5271906474820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10060469314079">
                <text:p>1.10060469314079</text:p>
              </table:table-cell>
              <table:table-cell office:value-type="float" office:value="1.71370683453237">
                <text:p>1.7137068345323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53879136690647">
                <text:p>1.53879136690647</text:p>
              </table:table-cell>
              <table:table-cell office:value-type="float" office:value="2.19293369175627">
                <text:p>2.1929336917562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83685663082437">
                <text:p>1.83685663082437</text:p>
              </table:table-cell>
              <table:table-cell office:value-type="float" office:value="2.5599964028777">
                <text:p>2.559996402877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.53908844765343">
                <text:p>1.53908844765343</text:p>
              </table:table-cell>
              <table:table-cell office:value-type="float" office:value="2.62536265709156">
                <text:p>2.6253626570915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68276164874552">
                <text:p>1.68276164874552</text:p>
              </table:table-cell>
              <table:table-cell office:value-type="float" office:value="2.47877917414722">
                <text:p>2.4787791741472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.93817383512545">
                <text:p>1.93817383512545</text:p>
              </table:table-cell>
              <table:table-cell office:value-type="float" office:value="2.7057464028777">
                <text:p>2.705746402877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.83451254480287">
                <text:p>1.83451254480287</text:p>
              </table:table-cell>
              <table:table-cell office:value-type="float" office:value="2.85023243243243">
                <text:p>2.8502324324324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96578918918919">
                <text:p>1.96578918918919</text:p>
              </table:table-cell>
              <table:table-cell office:value-type="float" office:value="3.08072252252252">
                <text:p>3.0807225225225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.18873608617594">
                <text:p>2.18873608617594</text:p>
              </table:table-cell>
              <table:table-cell office:value-type="float" office:value="3.28779856115108">
                <text:p>3.2877985611510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.94449100719424">
                <text:p>1.94449100719424</text:p>
              </table:table-cell>
              <table:table-cell office:value-type="float" office:value="3.21377019748653">
                <text:p>3.213770197486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157cm" svg:y="3.967cm" style:legend-expansion="high" chart:style-name="ch2"/>
        <chart:plot-area chart:style-name="ch3" table:cell-range-address="dstat_memcached.A1:dstat_memcached.A13 dstat_memcached.D1:dstat_memcached.E13" chart:data-source-has-labels="both" svg:x="0.32cm" svg:y="0.18cm" svg:width="9.517cm" svg:height="8.64cm">
          <chartooo:coordinate-region svg:x="0.969cm" svg:y="0.372cm" svg:width="8.667cm" svg:height="7.816cm"/>
          <chart:axis chart:dimension="x" chart:name="primary-x" chart:style-name="ch4" chartooo:axis-type="auto">
            <chartooo:date-scale/>
            <chart:categories table:cell-range-address="dstat_memcached.A2:dstat_memcached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stat_memcached.D2:dstat_memcached.D13" chart:label-cell-address="dstat_memcached.D1:dstat_memcached.D1" chart:class="chart:line">
            <chart:data-point chart:repeated="12"/>
          </chart:series>
          <chart:series chart:style-name="ch8" chart:values-cell-range-address="dstat_memcached.E2:dstat_memcached.E13" chart:label-cell-address="dstat_memcached.E1:dstat_memcached.E1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stem CPU - READ-ONLY</text:p>
                <draw:g>
                  <svg:desc>dstat_memcached.D1:dstat_memcached.D1</svg:desc>
                </draw:g>
              </table:table-cell>
              <table:table-cell office:value-type="string">
                <text:p>System CPU - WRITE-ONLY</text:p>
                <draw:g>
                  <svg:desc>dstat_memcached.E1:dstat_memcached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stat_memcached.A2:dstat_memcached.A13</svg:desc>
                </draw:g>
              </table:table-cell>
              <table:table-cell office:value-type="float" office:value="1.63820503597122">
                <text:p>1.63820503597122</text:p>
                <draw:g>
                  <svg:desc>dstat_memcached.D2:dstat_memcached.D13</svg:desc>
                </draw:g>
              </table:table-cell>
              <table:table-cell office:value-type="float" office:value="1.61832913669065">
                <text:p>1.61832913669065</text:p>
                <draw:g>
                  <svg:desc>dstat_memcached.E2:dstat_memcached.E1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4742688172043">
                <text:p>2.4742688172043</text:p>
              </table:table-cell>
              <table:table-cell office:value-type="float" office:value="2.35570503597122">
                <text:p>2.3557050359712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5696119133574">
                <text:p>2.5696119133574</text:p>
              </table:table-cell>
              <table:table-cell office:value-type="float" office:value="2.69250899280575">
                <text:p>2.6925089928057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5552571942446">
                <text:p>3.5552571942446</text:p>
              </table:table-cell>
              <table:table-cell office:value-type="float" office:value="3.42560215053763">
                <text:p>3.4256021505376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27048387096774">
                <text:p>4.27048387096774</text:p>
              </table:table-cell>
              <table:table-cell office:value-type="float" office:value="4.0480071942446">
                <text:p>4.048007194244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.74068231046931">
                <text:p>3.74068231046931</text:p>
              </table:table-cell>
              <table:table-cell office:value-type="float" office:value="4.18761041292639">
                <text:p>4.1876104129263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.94679749103943">
                <text:p>3.94679749103943</text:p>
              </table:table-cell>
              <table:table-cell office:value-type="float" office:value="3.96021364452424">
                <text:p>3.9602136445242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.50978673835126">
                <text:p>4.50978673835126</text:p>
              </table:table-cell>
              <table:table-cell office:value-type="float" office:value="4.35023201438849">
                <text:p>4.3502320143884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4.47385842293907">
                <text:p>4.47385842293907</text:p>
              </table:table-cell>
              <table:table-cell office:value-type="float" office:value="4.60110810810811">
                <text:p>4.6011081081081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.83441621621622">
                <text:p>4.83441621621622</text:p>
              </table:table-cell>
              <table:table-cell office:value-type="float" office:value="4.99886126126126">
                <text:p>4.9988612612612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5.24244165170557">
                <text:p>5.24244165170557</text:p>
              </table:table-cell>
              <table:table-cell office:value-type="float" office:value="5.28880035971223">
                <text:p>5.2888003597122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4.85867446043166">
                <text:p>4.85867446043166</text:p>
              </table:table-cell>
              <table:table-cell office:value-type="float" office:value="5.16839856373429">
                <text:p>5.168398563734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024cm" svg:y="3.967cm" style:legend-expansion="high" chart:style-name="ch2"/>
        <chart:plot-area chart:style-name="ch3" table:cell-range-address="dstat_memcached.A1:dstat_memcached.A13 dstat_memcached.F1:dstat_memcached.G13" chart:data-source-has-labels="both" svg:x="0.32cm" svg:y="0.18cm" svg:width="9.384cm" svg:height="8.64cm">
          <chartooo:coordinate-region svg:x="1.966cm" svg:y="0.372cm" svg:width="7.338cm" svg:height="7.816cm"/>
          <chart:axis chart:dimension="x" chart:name="primary-x" chart:style-name="ch4" chartooo:axis-type="auto">
            <chartooo:date-scale/>
            <chart:categories table:cell-range-address="dstat_memcached.A2:dstat_memcached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stat_memcached.F2:dstat_memcached.F13" chart:label-cell-address="dstat_memcached.F1:dstat_memcached.F1" chart:class="chart:line">
            <chart:data-point chart:repeated="12"/>
          </chart:series>
          <chart:series chart:style-name="ch7" chart:values-cell-range-address="dstat_memcached.G2:dstat_memcached.G13" chart:label-cell-address="dstat_memcached.G1:dstat_memcached.G1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-Received - READ-ONLY</text:p>
                <draw:g>
                  <svg:desc>dstat_memcached.F1:dstat_memcached.F1</svg:desc>
                </draw:g>
              </table:table-cell>
              <table:table-cell office:value-type="string">
                <text:p>Net-Received - WRITE-ONLY</text:p>
                <draw:g>
                  <svg:desc>dstat_memcached.G1:dstat_memcached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stat_memcached.A2:dstat_memcached.A13</svg:desc>
                </draw:g>
              </table:table-cell>
              <table:table-cell office:value-type="float" office:value="39043.3669064748">
                <text:p>39043.3669064748</text:p>
                <draw:g>
                  <svg:desc>dstat_memcached.F2:dstat_memcached.F13</svg:desc>
                </draw:g>
              </table:table-cell>
              <table:table-cell office:value-type="float" office:value="502477.097122302">
                <text:p>502477.097122302</text:p>
                <draw:g>
                  <svg:desc>dstat_memcached.G2:dstat_memcached.G1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1269.215053763">
                <text:p>181269.215053763</text:p>
              </table:table-cell>
              <table:table-cell office:value-type="float" office:value="2372436.9766187">
                <text:p>2372436.976618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83347.097472924">
                <text:p>283347.097472924</text:p>
              </table:table-cell>
              <table:table-cell office:value-type="float" office:value="3656548.72122302">
                <text:p>3656548.7212230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32650.226618705">
                <text:p>432650.226618705</text:p>
              </table:table-cell>
              <table:table-cell office:value-type="float" office:value="5678732.00179212">
                <text:p>5678732.0017921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83700.216845878">
                <text:p>583700.216845878</text:p>
              </table:table-cell>
              <table:table-cell office:value-type="float" office:value="7810977.60611511">
                <text:p>7810977.6061151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66523.467509025">
                <text:p>566523.467509025</text:p>
              </table:table-cell>
              <table:table-cell office:value-type="float" office:value="8110931.03052065">
                <text:p>8110931.0305206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75415.745519713">
                <text:p>575415.745519713</text:p>
              </table:table-cell>
              <table:table-cell office:value-type="float" office:value="7976336.70556553">
                <text:p>7976336.7055655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667269.602150538">
                <text:p>667269.602150538</text:p>
              </table:table-cell>
              <table:table-cell office:value-type="float" office:value="9117500.22841727">
                <text:p>9117500.2284172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722927.089605735">
                <text:p>722927.089605735</text:p>
              </table:table-cell>
              <table:table-cell office:value-type="float" office:value="9990654.27567568">
                <text:p>9990654.2756756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798344.825225225">
                <text:p>798344.825225225</text:p>
              </table:table-cell>
              <table:table-cell office:value-type="float" office:value="11069429.7837838">
                <text:p>11069429.783783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849871.091561939">
                <text:p>849871.091561939</text:p>
              </table:table-cell>
              <table:table-cell office:value-type="float" office:value="11734232.6852518">
                <text:p>11734232.685251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825829.316546763">
                <text:p>825829.316546763</text:p>
              </table:table-cell>
              <table:table-cell office:value-type="float" office:value="11620583.7540395">
                <text:p>11620583.75403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88cm" svg:y="3.967cm" style:legend-expansion="high" chart:style-name="ch2"/>
        <chart:plot-area chart:style-name="ch3" table:cell-range-address="dstat_memcached.A1:dstat_memcached.A13 dstat_memcached.H1:dstat_memcached.I13" chart:data-source-has-labels="both" svg:x="0.32cm" svg:y="0.18cm" svg:width="10.148cm" svg:height="8.64cm">
          <chartooo:coordinate-region svg:x="1.966cm" svg:y="0.372cm" svg:width="8.102cm" svg:height="7.816cm"/>
          <chart:axis chart:dimension="x" chart:name="primary-x" chart:style-name="ch4" chartooo:axis-type="auto">
            <chartooo:date-scale/>
            <chart:categories table:cell-range-address="dstat_memcached.A2:dstat_memcached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stat_memcached.H2:dstat_memcached.H13" chart:label-cell-address="dstat_memcached.H1:dstat_memcached.H1" chart:class="chart:line">
            <chart:data-point chart:repeated="12"/>
          </chart:series>
          <chart:series chart:style-name="ch7" chart:values-cell-range-address="dstat_memcached.I2:dstat_memcached.I13" chart:label-cell-address="dstat_memcached.I1:dstat_memcached.I1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-Sent - READ-ONLY</text:p>
                <draw:g>
                  <svg:desc>dstat_memcached.H1:dstat_memcached.H1</svg:desc>
                </draw:g>
              </table:table-cell>
              <table:table-cell office:value-type="string">
                <text:p>Net-Sent - WRITE-ONLY</text:p>
                <draw:g>
                  <svg:desc>dstat_memcached.I1:dstat_memcached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stat_memcached.A2:dstat_memcached.A13</svg:desc>
                </draw:g>
              </table:table-cell>
              <table:table-cell office:value-type="float" office:value="521704.613309353">
                <text:p>521704.613309353</text:p>
                <draw:g>
                  <svg:desc>dstat_memcached.H2:dstat_memcached.H13</svg:desc>
                </draw:g>
              </table:table-cell>
              <table:table-cell office:value-type="float" office:value="33479.2086330935">
                <text:p>33479.2086330935</text:p>
                <draw:g>
                  <svg:desc>dstat_memcached.I2:dstat_memcached.I1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426905.76344086">
                <text:p>2426905.76344086</text:p>
              </table:table-cell>
              <table:table-cell office:value-type="float" office:value="156776.715827338">
                <text:p>156776.71582733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794293.09205776">
                <text:p>3794293.09205776</text:p>
              </table:table-cell>
              <table:table-cell office:value-type="float" office:value="241443.115107914">
                <text:p>241443.11510791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794417.82733813">
                <text:p>5794417.82733813</text:p>
              </table:table-cell>
              <table:table-cell office:value-type="float" office:value="374775.064516129">
                <text:p>374775.06451612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817411.44802867">
                <text:p>7817411.44802867</text:p>
              </table:table-cell>
              <table:table-cell office:value-type="float" office:value="515368.107913669">
                <text:p>515368.10791366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7585692.69314079">
                <text:p>7585692.69314079</text:p>
              </table:table-cell>
              <table:table-cell office:value-type="float" office:value="535189.238779174">
                <text:p>535189.23877917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704543.94623656">
                <text:p>7704543.94623656</text:p>
              </table:table-cell>
              <table:table-cell office:value-type="float" office:value="526311.745062837">
                <text:p>526311.74506283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8934360.26702509">
                <text:p>8934360.26702509</text:p>
              </table:table-cell>
              <table:table-cell office:value-type="float" office:value="601609.397482014">
                <text:p>601609.39748201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9679943.72222222">
                <text:p>9679943.72222222</text:p>
              </table:table-cell>
              <table:table-cell office:value-type="float" office:value="659191.203603604">
                <text:p>659191.20360360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0688761.3045045">
                <text:p>10688761.3045045</text:p>
              </table:table-cell>
              <table:table-cell office:value-type="float" office:value="730311.322522523">
                <text:p>730311.32252252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1378989.8007181">
                <text:p>11378989.8007181</text:p>
              </table:table-cell>
              <table:table-cell office:value-type="float" office:value="774204.172661871">
                <text:p>774204.17266187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1053123.2068345">
                <text:p>11053123.2068345</text:p>
              </table:table-cell>
              <table:table-cell office:value-type="float" office:value="766843.046678636">
                <text:p>766843.0466786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34cm" svg:y="3.585cm" style:legend-expansion="high" chart:style-name="ch2"/>
        <chart:plot-area chart:style-name="ch3" table:cell-range-address="dstat_memcached.A1:dstat_memcached.A13 dstat_memcached.J1:dstat_memcached.K13" chart:data-source-has-labels="both" svg:x="0.32cm" svg:y="0.18cm" svg:width="9.7cm" svg:height="8.64cm">
          <chartooo:coordinate-region svg:x="1.169cm" svg:y="0.372cm" svg:width="8.451cm" svg:height="7.816cm"/>
          <chart:axis chart:dimension="x" chart:name="primary-x" chart:style-name="ch4" chartooo:axis-type="auto">
            <chartooo:date-scale/>
            <chart:categories table:cell-range-address="dstat_memcached.A2:dstat_memcached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stat_memcached.J2:dstat_memcached.J13" chart:label-cell-address="dstat_memcached.J1:dstat_memcached.J1" chart:class="chart:line">
            <chart:data-point chart:repeated="12"/>
          </chart:series>
          <chart:series chart:style-name="ch7" chart:values-cell-range-address="dstat_memcached.K2:dstat_memcached.K13" chart:label-cell-address="dstat_memcached.K1:dstat_memcached.K1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ext Switches - READ-ONLY</text:p>
                <draw:g>
                  <svg:desc>dstat_memcached.J1:dstat_memcached.J1</svg:desc>
                </draw:g>
              </table:table-cell>
              <table:table-cell office:value-type="string">
                <text:p>Context Switches - WRITE-ONLY</text:p>
                <draw:g>
                  <svg:desc>dstat_memcached.K1:dstat_memcached.K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stat_memcached.A2:dstat_memcached.A13</svg:desc>
                </draw:g>
              </table:table-cell>
              <table:table-cell office:value-type="float" office:value="983.221726618705">
                <text:p>983.221726618705</text:p>
                <draw:g>
                  <svg:desc>dstat_memcached.J2:dstat_memcached.J13</svg:desc>
                </draw:g>
              </table:table-cell>
              <table:table-cell office:value-type="float" office:value="945.407692446043">
                <text:p>945.407692446043</text:p>
                <draw:g>
                  <svg:desc>dstat_memcached.K2:dstat_memcached.K1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39.993602150538">
                <text:p>939.993602150538</text:p>
              </table:table-cell>
              <table:table-cell office:value-type="float" office:value="916.211789568345">
                <text:p>916.21178956834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48.708853790614">
                <text:p>948.708853790614</text:p>
              </table:table-cell>
              <table:table-cell office:value-type="float" office:value="909.638705035971">
                <text:p>909.63870503597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00.93445503597">
                <text:p>1000.93445503597</text:p>
              </table:table-cell>
              <table:table-cell office:value-type="float" office:value="970.940591397849">
                <text:p>970.9405913978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38.83442473118">
                <text:p>1138.83442473118</text:p>
              </table:table-cell>
              <table:table-cell office:value-type="float" office:value="1101.98654496403">
                <text:p>1101.9865449640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130.75131407942">
                <text:p>1130.75131407942</text:p>
              </table:table-cell>
              <table:table-cell office:value-type="float" office:value="1155.43819748654">
                <text:p>1155.4381974865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153.55420967742">
                <text:p>1153.55420967742</text:p>
              </table:table-cell>
              <table:table-cell office:value-type="float" office:value="1124.65617773788">
                <text:p>1124.6561777378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305.43438530466">
                <text:p>1305.43438530466</text:p>
              </table:table-cell>
              <table:table-cell office:value-type="float" office:value="1329.8941294964">
                <text:p>1329.894129496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406.35364157706">
                <text:p>1406.35364157706</text:p>
              </table:table-cell>
              <table:table-cell office:value-type="float" office:value="1450.48866666667">
                <text:p>1450.4886666666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561.33728108108">
                <text:p>1561.33728108108</text:p>
              </table:table-cell>
              <table:table-cell office:value-type="float" office:value="1583.85520900901">
                <text:p>1583.8552090090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670.05501256732">
                <text:p>1670.05501256732</text:p>
              </table:table-cell>
              <table:table-cell office:value-type="float" office:value="1646.94273021583">
                <text:p>1646.9427302158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536.96617985612">
                <text:p>1536.96617985612</text:p>
              </table:table-cell>
              <table:table-cell office:value-type="float" office:value="1509.07324775583">
                <text:p>1509.0732477558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